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6a76" officeooo:paragraph-rsid="00076a76" style:font-size-asian="14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Unidad 1 - Sostenibilidad y desarrollo responsable en el entorno productivo</text:p>
      <text:p text:style-name="P1"/>
      <text:p text:style-name="P2">https://balmissostenibilidad.github.io/sostenibilidad.github.io/u1/act1.html#white_check_mark-a12-c%C3%B3mo-afectan-los-criterios-asg-a-las-empresas-tecnol%C3%B3gicas</text:p>
      <text:p text:style-name="P1"/>
      <text:p text:style-name="P3">A1.1 ¿Es sostenible <text:span text:style-name="T1">la nube</text:span>?</text:p>
      <text:p text:style-name="P3">A1.2 ¿Cómo afectan los criterios ASG a las empresas tecnológicas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15:41.004042300</meta:creation-date>
    <dc:date>2025-09-23T09:24:11.486590700</dc:date>
    <meta:editing-duration>PT8M32S</meta:editing-duration>
    <meta:editing-cycles>1</meta:editing-cycles>
    <meta:document-statistic meta:table-count="0" meta:image-count="0" meta:object-count="0" meta:page-count="1" meta:paragraph-count="4" meta:word-count="28" meta:character-count="346" meta:non-whitespace-character-count="322"/>
    <meta:generator>LibreOffice/25.2.5.2$Windows_X86_64 LibreOffice_project/03d19516eb2e1dd5d4ccd751a0d6f35f35e08022</meta:generator>
  </office:meta>
</office:document-meta>
</file>